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1" style:family="paragraph" style:parent-style-name="Heading_20_2">
      <style:text-properties style:font-name="Arial" fo:font-size="10pt" style:font-size-asian="10pt" style:font-size-complex="10pt"/>
    </style:style>
    <style:style style:name="P6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style:font-name="Times New Roman1" fo:font-style="italic" style:font-style-asian="italic" style:font-style-complex="italic"/>
    </style:style>
    <style:style style:name="T37" style:family="text">
      <style:text-properties style:font-name="Times New Roman1" fo:language="ru" fo:country="RU" fo:font-style="italic" style:font-style-asian="italic" style:font-style-complex="italic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style:font-name-asian="Times New Roman"/>
    </style:style>
    <style:style style:name="T40" style:family="text">
      <style:text-properties style:font-name="Times New Roman" style:font-name-asian="Times New Roman" style:font-weight-complex="bold"/>
    </style:style>
    <style:style style:name="T41" style:family="text">
      <style:text-properties style:font-name="Times New Roman" fo:language="en" fo:country="US" fo:background-color="transparent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4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6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8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9" style:family="text">
      <style:text-properties style:use-window-font-color="true" style:text-position="0% 100%" fo:language="en" fo:country="US"/>
    </style:style>
    <style:style style:name="T50" style:family="text">
      <style:text-properties style:use-window-font-color="true" style:text-position="0% 100%" fo:language="en" fo:country="US" style:text-underline-style="none" style:font-name-complex="Symbol1"/>
    </style:style>
    <style:style style:name="T51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2" style:family="text">
      <style:text-properties style:use-window-font-color="true" style:text-position="0% 100%" fo:language="en" fo:country="US" style:text-underline-style="none" style:font-name-complex="Times New Roman"/>
    </style:style>
    <style:style style:name="T53" style:family="text">
      <style:text-properties style:use-window-font-color="true" style:text-position="0% 100%" fo:language="en" fo:country="US" style:font-name-complex="Symbol1"/>
    </style:style>
    <style:style style:name="T54" style:family="text">
      <style:text-properties style:use-window-font-color="true" fo:language="en" fo:country="US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font-name-complex="Arial"/>
    </style:style>
    <style:style style:name="T57" style:family="text">
      <style:text-properties style:text-position="0% 100%"/>
    </style:style>
    <style:style style:name="T58" style:family="text">
      <style:text-properties style:text-position="0% 100%" fo:language="en" fo:country="US"/>
    </style:style>
    <style:style style:name="T59" style:family="text">
      <style:text-properties style:text-position="0% 100%" fo:language="en" fo:country="US" fo:font-style="normal" style:font-style-asian="normal" style:font-style-complex="normal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3" style:family="text">
      <style:text-properties style:text-position="0% 100%" fo:language="en" fo:country="US" style:font-weight-complex="bold"/>
    </style:style>
    <style:style style:name="T64" style:family="text">
      <style:text-properties style:text-position="0% 100%" style:font-name="Symbol" fo:language="en" fo:country="US" style:font-name-complex="Symbol"/>
    </style:style>
    <style:style style:name="T6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7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-complex="Times New Roman"/>
    </style:style>
    <style:style style:name="T72" style:family="text">
      <style:text-properties style:font-name-complex="Times New Roman" style:font-weight-complex="bold"/>
    </style:style>
    <style:style style:name="T73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4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5" style:family="text">
      <style:text-properties style:font-name-asian="Times New Roman" style:font-weight-complex="bold"/>
    </style:style>
    <style:style style:name="T76" style:family="text">
      <style:text-properties style:font-name-complex="Symbol1"/>
    </style:style>
    <style:style style:name="T77" style:family="text">
      <style:text-properties style:font-name-asian="Arial"/>
    </style:style>
    <style:style style:name="T78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ALIBRATION CERTIFICATE</text:p>
      <text:p text:style-name="P43"><text:span text:style-name="T43">Type:</text:span><text:span text:style-name="T42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9">/</text:span><text:span text:style-name="T14">N</text:span><text:span text:style-name="T69">:</text:span><text:span text:style-name="T68"> </text:span><text:span text:style-name="T70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72">:</text:span><text:span text:style-name="T78"> </text:span><text:span text:style-name="T40">γ 30</text:span><text:span text:style-name="T78"> </text:span><text:span text:style-name="T16">n</text:span><text:span text:style-name="T7">Sv/h</text:span> – 300 <text:s/><text:span text:style-name="T7">m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72">:</text:span><text:span text:style-name="T78"> </text:span><text:span text:style-name="T40">γ 3</text:span><text:span text:style-name="T39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8">2: </text:span><text:span text:style-name="T40">γ</text:span><text:span text:style-name="T75"> 0</text:span><text:span text:style-name="T78">.</text:span>1 <text:span text:style-name="T7">µ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4">BDPS</text:span>-02: <text:span text:style-name="T17"></text:span> 2.4 – 10<text:span text:style-name="T18">6</text:span> <text:span text:style-name="T54">min</text:span><text:span text:style-name="T18">-1</text:span><text:span text:style-name="T17"></text:span><text:span text:style-name="T55">c</text:span><text:span text:style-name="T54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9">BDPS</text:span><text:span text:style-name="T57">-02: </text:span><text:span text:style-name="T64"></text:span><text:span text:style-name="T57"> 6.0 – 10</text:span><text:span text:style-name="T18">6</text:span><text:span text:style-name="T57"> </text:span><text:span text:style-name="T49">min</text:span><text:span text:style-name="T18">-1</text:span><text:span text:style-name="T64"></text:span><text:span text:style-name="T53">c</text:span><text:span text:style-name="T49">m</text:span><text:span text:style-name="T18">-2</text:span><text:span text:style-name="T57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8">SA of </text:span><text:span text:style-name="T20">137</text:span><text:span text:style-name="T58">Cs count rate:</text:span></text:p>
            <text:p text:style-name="P5"><text:span text:style-name="T63">from $ua_min s</text:span><text:span text:style-name="T21">-1</text:span><text:span text:style-name="T63"> to 10</text:span><text:span text:style-name="T21">5 </text:span><text:span text:style-name="T63">s</text:span><text:span text:style-name="T23">-1</text:span></text:p>
          </table:table-cell>
        </table:table-row>
      </table:table>
      <text:p text:style-name="Standard"><text:span text:style-name="T73">03: ± 20 %</text:span><text:span text:style-name="T74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1" text:outline-level="2"><text:span text:style-name="T34">АТ1125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1" text:outline-level="2"><text:span text:style-name="T34">АТ1125А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1" text:outline-level="2"><text:span text:style-name="T71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60">–</text:span><text:span text:style-name="T22"> <text:s/></text:span><text:span text:style-name="T61">± 30 %</text:span></text:h>
            <text:p text:style-name="P50"><text:span text:style-name="T62"> </text:span><text:span text:style-name="T60">30 <text:s/>– <text:s text:c="2"/>10</text:span><text:span text:style-name="T22">6</text:span><text:span text:style-name="T60"> min</text:span><text:span text:style-name="T22">-1</text:span><text:span text:style-name="T62"> </text:span><text:span text:style-name="T60">sm</text:span><text:span text:style-name="T22">- 2 <text:s/></text:span><text:span text:style-name="T60">–</text:span><text:span text:style-name="T22"> <text:s/></text:span><text:span text:style-name="T61">± 20 %</text:span></text:p>
            <text:list xml:id="list4233176822373334579" text:style-name="WW8Num2">
              <text:list-item>
                <text:p text:style-name="P58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60">–</text:span><text:span text:style-name="T22"> <text:s/></text:span><text:span text:style-name="T61">± 20 %</text:span></text:p>
              </text:list-item>
            </text:list>
            <text:h text:style-name="P62" text:outline-level="2"><text:span text:style-name="T51">γ </text:span><text:span text:style-name="T52">0.10 </text:span><text:span text:style-name="T50">µ</text:span><text:span text:style-name="T52">Sv/h – 30 mSv/h</text:span><text:span text:style-name="T45"> <text:s/></text:span><text:span text:style-name="T52">–</text:span><text:span text:style-name="T45"> <text:s/></text:span><text:span text:style-name="T52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3">SA of </text:span><text:span text:style-name="T21">137</text:span><text:span text:style-name="T63">Cs count rate: ± </text:span><text:span text:style-name="T63">20 %</text:span></text:p>
          </table:table-cell>
        </table:table-row>
      </table:table>
      <text:p text:style-name="P17"/>
      <text:p text:style-name="P3">Operating conditions:</text:p>
      <text:list xml:id="list1437682306425280208" text:style-name="L1">
        <text:list-item>
          <text:p text:style-name="P59"><text:span text:style-name="T9">Air temperature<text:tab/></text:span><text:span text:style-name="T56"><text:tab/><text:tab/><text:tab/>+</text:span><text:span text:style-name="T9">$temp</text:span><text:span text:style-name="T56"> °</text:span><text:span text:style-name="T9">C</text:span></text:p>
        </text:list-item>
        <text:list-item>
          <text:p text:style-name="P59"><text:span text:style-name="T9">Atmospheric pressure<text:tab/></text:span><text:span text:style-name="T9"><text:tab/><text:tab/><text:tab/>98,5 kPa</text:span></text:p>
        </text:list-item>
        <text:list-item>
          <text:p text:style-name="P59"><text:span text:style-name="T9">Relative humidity<text:tab/><text:tab/></text:span><text:span text:style-name="T9"><text:tab/><text:tab/>$vlag %</text:span></text:p>
        </text:list-item>
        <text:list-item>
          <text:p text:style-name="P6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7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m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m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7">SA of </text:span><text:span text:style-name="T18">137</text:span><text:span text:style-name="T57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6">SA in reference point,</text:p>
            <text:p text:style-name="P41">A<text:span text:style-name="T25">oi</text:span>, <text:span text:style-name="T24">Bq/kg</text:span>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6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6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41">Relative alph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6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5"></text:span><text:span text:style-name="T25">1</text:span></text:p>
          </table:table-cell>
          <table:table-cell table:style-name="BDPS_5f_a.C4" office:value-type="string">
            <text:p text:style-name="P44"><text:span text:style-name="T66"></text:span><text:span text:style-name="T25">2</text:span></text:p>
          </table:table-cell>
          <table:table-cell table:style-name="BDPS_5f_a.C4" office:value-type="string">
            <text:p text:style-name="P44"><text:span text:style-name="T66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6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6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41">Relative bet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6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5"></text:span><text:span text:style-name="T25">1</text:span></text:p>
          </table:table-cell>
          <table:table-cell table:style-name="BDPS_5f_b.C4" office:value-type="string">
            <text:p text:style-name="P44"><text:span text:style-name="T66"></text:span><text:span text:style-name="T25">2</text:span></text:p>
          </table:table-cell>
          <table:table-cell table:style-name="BDPS_5f_b.C4" office:value-type="string">
            <text:p text:style-name="P44"><text:span text:style-name="T66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6">Ḣ</text:span><text:span text:style-name="T27">oi</text:span><text:span text:style-name="T59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41">Relative gamma radiation dose rate measure-ment</text:span> <text:span text:style-name="T7">error</text:span></text:p>
            <text:p text:style-name="P40"><text:span text:style-name="T37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8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6">Ḣ</text:span><text:span text:style-name="T19">*</text:span><text:span text:style-name="T27">i</text:span><text:span text:style-name="T59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9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3-12T10:21:19</dc:date>
    <meta:print-date>2019-04-03T15:18:00</meta:print-date>
    <meta:editing-cycles>173</meta:editing-cycles>
    <meta:editing-duration>PT11H26M4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4" meta:character-count="5012"/>
  </office:meta>
</office:document-meta>
</file>